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1" fo:font-size="10pt" style:font-name-asian="DejaVu Sans Mono" style:font-size-asian="10pt" style:font-name-complex="Liberation Mono1" style:font-size-complex="10pt"/>
    </style:style>
    <style:style style:name="P2" style:family="paragraph" style:parent-style-name="Table_20_Contents">
      <style:text-properties style:font-name="Liberation Mono1" fo:font-size="10pt" officeooo:paragraph-rsid="00191e16" style:font-name-asian="DejaVu Sans Mono" style:font-size-asian="10pt" style:font-name-complex="Liberation Mono1" style:font-size-complex="10pt"/>
    </style:style>
    <style:style style:name="P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>
        <style:tab-stops>
          <style:tab-stop style:position="4.0626in"/>
          <style:tab-stop style:position="4.3752in"/>
          <style:tab-stop style:position="5in" style:type="center"/>
          <style:tab-stop style:position="6.6929in" style:type="right"/>
        </style:tab-stops>
      </style:paragraph-properties>
      <style:text-properties style:font-name="Liberation Mono1" fo:font-size="10pt" officeooo:paragraph-rsid="002635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635e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ucumber and Rspec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111_3617685441" text:style-name="Index_20_Link" text:visited-style-name="Index_20_Link"># features/authentication.feature<text:tab/>1</text:a></text:p>
          <text:p text:style-name="P3"><text:a xlink:type="simple" xlink:href="#__RefHeading___Toc113_3617685441" text:style-name="Index_20_Link" text:visited-style-name="Index_20_Link"># features/step_definitions/authentication_steps.rb<text:tab/>1</text:a></text:p>
          <text:p text:style-name="P3"><text:a xlink:type="simple" xlink:href="#__RefHeading___Toc115_3617685441" text:style-name="Index_20_Link" text:visited-style-name="Index_20_Link"># spec/rails_helper.rb<text:tab/>2</text:a></text:p>
          <text:p text:style-name="P3"><text:a xlink:type="simple" xlink:href="#__RefHeading___Toc117_3617685441" text:style-name="Index_20_Link" text:visited-style-name="Index_20_Link"># app/helpers/controller_helpers.rb<text:tab/>2</text:a></text:p>
          <text:p text:style-name="P3"><text:a xlink:type="simple" xlink:href="#__RefHeading___Toc119_3617685441" text:style-name="Index_20_Link" text:visited-style-name="Index_20_Link"># spec/factories/users.rb<text:tab/>2</text:a></text:p>
          <text:p text:style-name="P3"><text:a xlink:type="simple" xlink:href="#__RefHeading___Toc121_3617685441" text:style-name="Index_20_Link" text:visited-style-name="Index_20_Link"># features/book_inventory.feature<text:tab/>2</text:a></text:p>
          <text:p text:style-name="P3"><text:a xlink:type="simple" xlink:href="#__RefHeading___Toc123_3617685441" text:style-name="Index_20_Link" text:visited-style-name="Index_20_Link"># features/step_definitions/book_inventory_steps.rb<text:tab/>3</text:a></text:p>
          <text:p text:style-name="P3"><text:a xlink:type="simple" xlink:href="#__RefHeading___Toc125_3617685441" text:style-name="Index_20_Link" text:visited-style-name="Index_20_Link"># specs/controllers/books_controller_spec.rb<text:tab/>3</text:a></text:p>
          <text:p text:style-name="P3"><text:a xlink:type="simple" xlink:href="#__RefHeading___Toc127_3617685441" text:style-name="Index_20_Link" text:visited-style-name="Index_20_Link"># spec/models/book_spec.rb<text:tab/>5</text:a></text:p>
          <text:p text:style-name="P3"><text:a xlink:type="simple" xlink:href="#__RefHeading___Toc129_3617685441" text:style-name="Index_20_Link" text:visited-style-name="Index_20_Link"># spec/models/user_spec.rb<text:tab/>5</text:a></text:p>
        </text:index-body>
      </text:table-of-content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<text:bookmark-start text:name="__RefHeading___Toc111_3617685441"/># features/authentication.feature<text:bookmark-end text:name="__RefHeading___Toc111_3617685441"/></text:h>
          </table:table-cell>
        </table:table-row>
        <table:table-row>
          <table:table-cell table:style-name="Table1.A2" office:value-type="string">
            <text:p text:style-name="Preformatted_20_Text">Feature: Authentication</text:p>
            <text:p text:style-name="Preformatted_20_Text"><text:s text:c="2"/>In order to use the website</text:p>
            <text:p text:style-name="Preformatted_20_Text"><text:s text:c="2"/>As a user</text:p>
            <text:p text:style-name="Preformatted_20_Text"><text:s text:c="2"/>I should be able to sign up, log in and log out</text:p>
            <text:p text:style-name="Preformatted_20_Text"/>
            <text:p text:style-name="Preformatted_20_Text"><text:s text:c="2"/>Scenario: Signing up</text:p>
            <text:p text:style-name="Preformatted_20_Text"><text:s text:c="4"/>Given I visit the homepage</text:p>
            <text:p text:style-name="Preformatted_20_Text"><text:s text:c="4"/>When I fill in the sign up form</text:p>
            <text:p text:style-name="Preformatted_20_Text"><text:s text:c="4"/>And I confirm the email</text:p>
            <text:p text:style-name="Preformatted_20_Text"><text:s text:c="4"/>Then I should see that my account is confirmed</text:p>
            <text:p text:style-name="Preformatted_20_Text"/>
            <text:p text:style-name="Preformatted_20_Text"><text:s text:c="2"/>Scenario: User Logs In</text:p>
            <text:p text:style-name="Preformatted_20_Text"><text:s text:c="4"/>Given I am a registered user</text:p>
            <text:p text:style-name="Preformatted_20_Text"><text:s text:c="4"/>And I visit the homepage</text:p>
            <text:p text:style-name="Preformatted_20_Text"><text:s text:c="4"/>When I fill in the login form</text:p>
            <text:p text:style-name="Preformatted_20_Text"><text:s text:c="4"/>Then I should be logged in</text:p>
            <text:p text:style-name="Preformatted_20_Text"/>
            <text:p text:style-name="Preformatted_20_Text"><text:s text:c="2"/>Scenario: User Logs Out</text:p>
            <text:p text:style-name="Preformatted_20_Text"><text:s text:c="4"/>Given I am a registered user</text:p>
            <text:p text:style-name="Preformatted_20_Text"><text:s text:c="4"/>And I am logged in</text:p>
            <text:p text:style-name="Preformatted_20_Text"><text:s text:c="4"/>And I visit the homepage</text:p>
            <text:p text:style-name="Preformatted_20_Text"><text:s text:c="4"/>When I click on the log out button</text:p>
            <text:p text:style-name="Preformatted_20_Text"><text:s text:c="4"/>Then I should be redirected to the log in page</text:p>
          </table:table-cell>
        </table:table-row>
      </table:table>
      <text:p text:style-name="Preformatted_20_Text"/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<text:bookmark-start text:name="__RefHeading___Toc113_3617685441"/># features/step_definitions/authentication_steps.rb<text:bookmark-end text:name="__RefHeading___Toc113_3617685441"/></text:h>
          </table:table-cell>
        </table:table-row>
        <table:table-row>
          <table:table-cell table:style-name="Table2.A2" office:value-type="string">
            <text:p text:style-name="P1">Given("I visit the homepage") do</text:p>
            <text:p text:style-name="P1"><text:s text:c="2"/>visit root_path</text:p>
            <text:p text:style-name="P1">end</text:p>
            <text:p text:style-name="P1"/>
            <text:p text:style-name="P1">When("I fill in the sign up form") do</text:p>
            <text:p text:style-name="P1"><text:s text:c="2"/>click_link "Sign up"</text:p>
            <text:p text:style-name="P1"/>
            <text:p text:style-name="P1"><text:s text:c="2"/>fill_in "user_email", :with =&gt; "tester@testdomain.test"</text:p>
            <text:p text:style-name="P1"><text:s text:c="2"/>fill_in "user_password", :with =&gt; "pa$$word"</text:p>
            <text:p text:style-name="P1"><text:s text:c="2"/>fill_in "user_password_confirmation", :with =&gt; "pa$$word"</text:p>
            <text:p text:style-name="P1"/>
            <text:p text:style-name="P1"><text:s text:c="2"/>click_button "Sign up"</text:p>
            <text:p text:style-name="P1">end</text:p>
            <text:p text:style-name="P1"/>
            <text:p text:style-name="P1">When("I confirm the email") do</text:p>
            <text:p text:style-name="P1"><text:s text:c="2"/>open_email("tester@testdomain.test")</text:p>
            <text:p text:style-name="P1"><text:s text:c="2"/>visit_in_email("Confirm my account")</text:p>
            <text:p text:style-name="P1">end</text:p>
            <text:p text:style-name="P1"/>
            <text:p text:style-name="P1">Then("I should see that my account is confirmed") do</text:p>
            <text:p text:style-name="P1"><text:s text:c="2"/>message = "Your email address has been successfully confirmed"</text:p>
            <text:p text:style-name="P1"/>
            <text:p text:style-name="P1"><text:s text:c="2"/>expect(page).to have_content(message)</text:p>
            <text:p text:style-name="P1">end</text:p>
            <text:p text:style-name="P1"/>
            <text:p text:style-name="P1">Given("I am a registered user") do</text:p>
            <text:p text:style-name="P1"><text:s text:c="2"/>@registered_user = FactoryBot.create(:user,</text:p>
            <text:p text:style-name="P1"><text:s text:c="39"/>:email =&gt; "tester@testdomain.test",</text:p>
            <text:p text:style-name="P1"><text:soft-page-break/><text:s text:c="39"/>:password =&gt; "pa$$word")</text:p>
            <text:p text:style-name="P1">end</text:p>
            <text:p text:style-name="P1"/>
            <text:p text:style-name="P1">When("I fill in the login form") do</text:p>
            <text:p text:style-name="P1"><text:s text:c="2"/>fill_in "user_email", :with =&gt; "tester@testdomain.test"</text:p>
            <text:p text:style-name="P1"><text:s text:c="2"/>fill_in "user_password", :with =&gt; "pa$$word"</text:p>
            <text:p text:style-name="P1"><text:s text:c="2"/>click_button "Log in"</text:p>
            <text:p text:style-name="P1">end</text:p>
            <text:p text:style-name="P1"/>
            <text:p text:style-name="P1">Then("I should be logged in") do</text:p>
            <text:p text:style-name="P1"><text:s text:c="2"/>expect(page).to have_content("Signed in")</text:p>
            <text:p text:style-name="P1">end</text:p>
            <text:p text:style-name="P1"/>
            <text:p text:style-name="P1">Given("I am logged in") do</text:p>
            <text:p text:style-name="P1"><text:s text:c="2"/>visit root_path</text:p>
            <text:p text:style-name="P1"><text:s text:c="2"/>fill_in "user_email", :with =&gt; "tester@testdomain.test"</text:p>
            <text:p text:style-name="P1"><text:s text:c="2"/>fill_in "user_password", with: "pa$$word"</text:p>
            <text:p text:style-name="P1"/>
            <text:p text:style-name="P1"><text:s text:c="2"/>click_button "Log in"</text:p>
            <text:p text:style-name="P1">end</text:p>
            <text:p text:style-name="P1"/>
            <text:p text:style-name="P1">When("I click on the log out button") do</text:p>
            <text:p text:style-name="P1"><text:s text:c="2"/>click_link "Log out"</text:p>
            <text:p text:style-name="P1">end</text:p>
            <text:p text:style-name="P1"/>
            <text:p text:style-name="P1">Then("I should be redirected to the log in page") do</text:p>
            <text:p text:style-name="P1"><text:s text:c="2"/>expect(page).to have_content("Log in")</text:p>
            <text:p text:style-name="P1">end</text:p>
          </table:table-cell>
        </table:table-row>
      </table:table>
      <text:p text:style-name="Preformatted_20_Text"/>
      <table:table table:name="Table3" table:style-name="Table3">
        <table:table-column table:style-name="Table3.A"/>
        <table:table-row>
          <table:table-cell table:style-name="Table3.A1" office:value-type="string">
            <text:h text:style-name="Heading_20_3" text:outline-level="3"><text:bookmark-start text:name="__RefHeading___Toc115_3617685441"/># spec/rails_helper.rb<text:bookmark-end text:name="__RefHeading___Toc115_3617685441"/></text:h>
          </table:table-cell>
        </table:table-row>
        <table:table-row>
          <table:table-cell table:style-name="Table3.A2" office:value-type="string">
            <text:p text:style-name="P1">...</text:p>
            <text:p text:style-name="P1"><text:s text:c="2"/>require "controller_helpers"</text:p>
            <text:p text:style-name="P1"><text:s text:c="2"/>RSpec.configure do |config|</text:p>
            <text:p text:style-name="P1"><text:s text:c="4"/>config.include Warden::Test::Helpers</text:p>
            <text:p text:style-name="P1"><text:s text:c="4"/>config.include Devise::TestHelpers, type: :controller</text:p>
            <text:p text:style-name="P1"><text:s text:c="4"/>config.include ControllerHelpers, type: :controller</text:p>
            <text:p text:style-name="P1"><text:s text:c="2"/>end</text:p>
            <text:p text:style-name="P1">end</text:p>
          </table:table-cell>
        </table:table-row>
      </table:table>
      <text:p text:style-name="Preformatted_20_Text"/>
      <table:table table:name="Table4" table:style-name="Table4">
        <table:table-column table:style-name="Table4.A"/>
        <table:table-row>
          <table:table-cell table:style-name="Table4.A1" office:value-type="string">
            <text:h text:style-name="Heading_20_3" text:outline-level="3"><text:bookmark-start text:name="__RefHeading___Toc117_3617685441"/># app/helpers/controller_helpers.rb<text:bookmark-end text:name="__RefHeading___Toc117_3617685441"/></text:h>
          </table:table-cell>
        </table:table-row>
        <table:table-row>
          <table:table-cell table:style-name="Table4.A2" office:value-type="string">
            <text:p text:style-name="P1">module ControllerHelpers</text:p>
            <text:p text:style-name="P1"><text:s text:c="2"/>def log_in(user)</text:p>
            <text:p text:style-name="P1"><text:s text:c="4"/>warden = request.env['warden']</text:p>
            <text:p text:style-name="P1"/>
            <text:p text:style-name="P1"><text:s text:c="4"/>allow(warden).to receive(:authenticate!).and_return(user)</text:p>
            <text:p text:style-name="P1"><text:s text:c="4"/>allow(controller).to receive(:current_user).and_return(user)</text:p>
            <text:p text:style-name="P1"><text:s text:c="2"/>end</text:p>
            <text:p text:style-name="P1">end</text:p>
          </table:table-cell>
        </table:table-row>
      </table:table>
      <text:p text:style-name="Preformatted_20_Text"/>
      <table:table table:name="Table5" table:style-name="Table5">
        <table:table-column table:style-name="Table5.A"/>
        <table:table-row>
          <table:table-cell table:style-name="Table5.A1" office:value-type="string">
            <text:h text:style-name="Heading_20_3" text:outline-level="3"><text:bookmark-start text:name="__RefHeading___Toc119_3617685441"/># spec/<text:span text:style-name="T1">factories/users.rb</text:span><text:bookmark-end text:name="__RefHeading___Toc119_3617685441"/></text:h>
          </table:table-cell>
        </table:table-row>
        <table:table-row>
          <table:table-cell table:style-name="Table5.A2" office:value-type="string">
            <text:p text:style-name="P1">FactoryBot.define do</text:p>
            <text:p text:style-name="P1"><text:s text:c="2"/>factory :user do</text:p>
            <text:p text:style-name="P1"><text:s text:c="4"/>confirmed_at Time.now</text:p>
            <text:p text:style-name="P1"><text:s text:c="2"/>end</text:p>
            <text:p text:style-name="P1">end</text:p>
          </table:table-cell>
        </table:table-row>
      </table:table>
      <text:p text:style-name="Preformatted_20_Text"/>
      <table:table table:name="Table6" table:style-name="Table6">
        <table:table-column table:style-name="Table6.A"/>
        <table:table-row>
          <table:table-cell table:style-name="Table6.A1" office:value-type="string">
            <text:h text:style-name="Heading_20_3" text:outline-level="3"><text:bookmark-start text:name="__RefHeading___Toc121_3617685441"/># features/<text:span text:style-name="T1">book_inventory.feature</text:span><text:bookmark-end text:name="__RefHeading___Toc121_3617685441"/></text:h>
          </table:table-cell>
        </table:table-row>
        <table:table-row>
          <table:table-cell table:style-name="Table6.A2" office:value-type="string">
            <text:p text:style-name="P1">Feature: Book Inventory</text:p>
            <text:p text:style-name="P1"><text:s text:c="2"/>In order to be able to keep track of my books</text:p>
            <text:p text:style-name="P1"><text:s text:c="2"/>As a user</text:p>
            <text:p text:style-name="P1"><text:s text:c="2"/>I should be able to keep an inventory of my books</text:p>
            <text:p text:style-name="P1"/>
            <text:p text:style-name="P1"><text:s text:c="2"/>Background:</text:p>
            <text:p text:style-name="P1"><text:s text:c="4"/>Given I am a registered user</text:p>
            <text:p text:style-name="P1"><text:s text:c="4"/>And I am logged in</text:p>
            <text:p text:style-name="P1"/>
            <text:p text:style-name="P1"><text:s text:c="2"/>Scenario: Listing books in my inventory</text:p>
            <text:p text:style-name="P1"><text:s text:c="4"/>Given I have populated my inventory with several books</text:p>
            <text:p text:style-name="P1"><text:s text:c="4"/>When I visit the homepage</text:p>
            <text:p text:style-name="P1"><text:s text:c="4"/>Then I should see the list of my books</text:p>
            <text:p text:style-name="P1"/>
            <text:p text:style-name="P1"><text:s text:c="2"/>Scenario: Adding a new book to the inventory</text:p>
            <text:p text:style-name="P1"><text:s text:c="4"/>When I submit a new book to my inventory</text:p>
            <text:p text:style-name="P1"><text:s text:c="4"/>Then I should see the new book in my invetory</text:p>
            <text:p text:style-name="P1"/>
            <text:p text:style-name="P1"><text:s text:c="2"/>Scenario: Changing the name of a book</text:p>
            <text:p text:style-name="P1"><text:s text:c="4"/>Given I have a book in my inventory</text:p>
            <text:p text:style-name="P1"><text:s text:c="4"/>When I change the title of my book</text:p>
            <text:p text:style-name="P1"><text:soft-page-break/><text:s text:c="4"/>Then I should see the book with the new title in my inventory</text:p>
            <text:p text:style-name="P1"/>
            <text:p text:style-name="P1"><text:s text:c="2"/>Scenario: Removing a book from my inventory</text:p>
            <text:p text:style-name="P1"><text:s text:c="4"/>Given I have a book in my inventory</text:p>
            <text:p text:style-name="P1"><text:s text:c="4"/>When I remove a book from my inventory</text:p>
            <text:p text:style-name="P2"><text:s text:c="4"/>Then I should not see it listing in the inventory anymore</text:p>
          </table:table-cell>
        </table:table-row>
      </table:table>
      <text:p text:style-name="Preformatted_20_Text"/>
      <table:table table:name="Table7" table:style-name="Table7">
        <table:table-column table:style-name="Table7.A"/>
        <table:table-row>
          <table:table-cell table:style-name="Table7.A1" office:value-type="string">
            <text:h text:style-name="Heading_20_3" text:outline-level="3"><text:bookmark-start text:name="__RefHeading___Toc123_3617685441"/># features/step_definitions/<text:span text:style-name="T1">book_inventory_steps.rb</text:span><text:bookmark-end text:name="__RefHeading___Toc123_3617685441"/></text:h>
          </table:table-cell>
        </table:table-row>
        <table:table-row>
          <table:table-cell table:style-name="Table7.A2" office:value-type="string">
            <text:p text:style-name="P1">Given("I have populated my inventory with several books") do</text:p>
            <text:p text:style-name="P1"><text:s text:c="2"/>FactoryBot.create(:book,</text:p>
            <text:p text:style-name="P1"><text:s text:c="20"/>user: @registered_user,</text:p>
            <text:p text:style-name="P1"><text:s text:c="20"/>name: "Don Quixote",</text:p>
            <text:p text:style-name="P1"><text:s text:c="20"/>author: "Miguel de Cervantes")</text:p>
            <text:p text:style-name="P1"/>
            <text:p text:style-name="P1"><text:s text:c="2"/>FactoryBot.create(:book,</text:p>
            <text:p text:style-name="P1"><text:s text:c="20"/>user: @registered_user,</text:p>
            <text:p text:style-name="P1"><text:s text:c="20"/>name: "Moby Dick",</text:p>
            <text:p text:style-name="P1"><text:s text:c="20"/>author: "Herman Melville")</text:p>
            <text:p text:style-name="P1">end</text:p>
            <text:p text:style-name="P1"/>
            <text:p text:style-name="P1">Then("I should see the list of my books") do</text:p>
            <text:p text:style-name="P1"><text:s text:c="2"/>expect(page).to have_content("Don Quixote")</text:p>
            <text:p text:style-name="P1"><text:s text:c="2"/>expect(page).to have_content("Moby Dick")</text:p>
            <text:p text:style-name="P1">end</text:p>
            <text:p text:style-name="P1"/>
            <text:p text:style-name="P1">When("I submit a new book to my inventory") do</text:p>
            <text:p text:style-name="P1"><text:s text:c="2"/>click_link "New Book"</text:p>
            <text:p text:style-name="P1"/>
            <text:p text:style-name="P1"><text:s text:c="2"/>fill_in "book_name", with: "War and Peace"</text:p>
            <text:p text:style-name="P1"><text:s text:c="2"/>fill_in "book_author", with: "Leo Tolstoy"</text:p>
            <text:p text:style-name="P1"/>
            <text:p text:style-name="P1"><text:s text:c="2"/>click_button "Create Book"</text:p>
            <text:p text:style-name="P1">end</text:p>
            <text:p text:style-name="P1"/>
            <text:p text:style-name="P1">Then("I should see the new book in my invetory") do</text:p>
            <text:p text:style-name="P1"><text:s text:c="2"/>visit root_path</text:p>
            <text:p text:style-name="P1"/>
            <text:p text:style-name="P1"><text:s text:c="2"/>expect(page).to have_content("War and Peace")</text:p>
            <text:p text:style-name="P1"><text:s text:c="2"/>expect(page).to have_content("Leo Tolstoy")</text:p>
            <text:p text:style-name="P1">end</text:p>
            <text:p text:style-name="P1"/>
            <text:p text:style-name="P1">Given("I have a book in my inventory") do</text:p>
            <text:p text:style-name="P1"><text:s text:c="2"/>FactoryBot.create(:book, user: @registered_user, name: "War and Peace", author: "Leo Tolstoy")</text:p>
            <text:p text:style-name="P1">end</text:p>
            <text:p text:style-name="P1"/>
            <text:p text:style-name="P1">When("I change the title of my book") do</text:p>
            <text:p text:style-name="P1"><text:s text:c="2"/>visit root_path</text:p>
            <text:p text:style-name="P1"><text:s text:c="2"/>click_link "Edit"</text:p>
            <text:p text:style-name="P1"><text:s text:c="2"/>fill_in "book_name", with: "Guerra y paz"</text:p>
            <text:p text:style-name="P1"><text:s text:c="2"/>click_button "Update Book"</text:p>
            <text:p text:style-name="P1">end</text:p>
            <text:p text:style-name="P1"/>
            <text:p text:style-name="P1">Then("I should see the book with the new title in my inventory") do</text:p>
            <text:p text:style-name="P1"><text:s text:c="2"/>visit root_path</text:p>
            <text:p text:style-name="P1"><text:s text:c="2"/>click_link "Destroy"</text:p>
            <text:p text:style-name="P1">end</text:p>
            <text:p text:style-name="P1"/>
            <text:p text:style-name="P1">When("I remove a book from my inventory") do</text:p>
            <text:p text:style-name="P1"><text:s text:c="2"/>expect(page).to_not have_content("War and Peace")</text:p>
            <text:p text:style-name="P1">end</text:p>
            <text:p text:style-name="P1"/>
            <text:p text:style-name="P1"/>
            <text:p text:style-name="P1">Then("I should not see it listing in the inventory anymore") do</text:p>
            <text:p text:style-name="P1"><text:s text:c="2"/>expect(page).to_not have_content("War and Peace")</text:p>
            <text:p text:style-name="P1">end</text:p>
          </table:table-cell>
        </table:table-row>
      </table:table>
      <text:p text:style-name="Preformatted_20_Text"/>
      <table:table table:name="Table8" table:style-name="Table8">
        <table:table-column table:style-name="Table8.A"/>
        <table:table-row>
          <table:table-cell table:style-name="Table8.A1" office:value-type="string">
            <text:h text:style-name="Heading_20_3" text:outline-level="3"><text:bookmark-start text:name="__RefHeading___Toc125_3617685441"/># specs/controllers/<text:span text:style-name="T1">books_controller_spec.rb</text:span><text:bookmark-end text:name="__RefHeading___Toc125_3617685441"/></text:h>
          </table:table-cell>
        </table:table-row>
        <table:table-row>
          <table:table-cell table:style-name="Table8.A2" office:value-type="string">
            <text:p text:style-name="P1">require 'rails_helper'</text:p>
            <text:p text:style-name="P1"/>
            <text:p text:style-name="P1">RSpec.describe BooksController do</text:p>
            <text:p text:style-name="P1"><text:s text:c="2"/>let(:user) { instance_double(User) }</text:p>
            <text:p text:style-name="P1"><text:s text:c="2"/>before { log_in(user) }</text:p>
            <text:p text:style-name="P1"/>
            <text:p text:style-name="P1"><text:s text:c="2"/>describe "GET #index" do</text:p>
            <text:p text:style-name="P1"><text:s text:c="4"/>let(:books) { [</text:p>
            <text:p text:style-name="P1"><text:s text:c="6"/>instance_double(Book),</text:p>
            <text:p text:style-name="P1"><text:s text:c="6"/>instance_double(Book)</text:p>
            <text:p text:style-name="P1"><text:s text:c="4"/>] }</text:p>
            <text:p text:style-name="P1"/>
            <text:p text:style-name="P1"><text:s text:c="4"/>before do</text:p>
            <text:p text:style-name="P1"><text:s text:c="6"/>allow(user).to receive(:books).and_return(books)</text:p>
            <text:p text:style-name="P1"/>
            <text:p text:style-name="P1"><text:soft-page-break/><text:s text:c="6"/>get :index</text:p>
            <text:p text:style-name="P1"><text:s text:c="4"/>end</text:p>
            <text:p text:style-name="P1"/>
            <text:p text:style-name="P1"><text:s text:c="4"/>it "looks up all books that belong to the current user" do</text:p>
            <text:p text:style-name="P1"><text:s text:c="6"/>expect(assigns(:books)).to eq(books)</text:p>
            <text:p text:style-name="P1"><text:s text:c="4"/>end</text:p>
            <text:p text:style-name="P1"><text:s text:c="2"/>end</text:p>
            <text:p text:style-name="P1"/>
            <text:p text:style-name="P1"/>
            <text:p text:style-name="P1"><text:s text:c="2"/>describe "POST #create" do</text:p>
            <text:p text:style-name="P1"><text:s text:c="4"/>let(:book) { FactoryBot.build_stubbed(:book) }</text:p>
            <text:p text:style-name="P1"><text:s text:c="4"/>let(:params) { { name: "Moby-Dick", author: "Herman Melville" } }</text:p>
            <text:p text:style-name="P1"/>
            <text:p text:style-name="P1"><text:s text:c="4"/>before do</text:p>
            <text:p text:style-name="P1"><text:s text:c="6"/>allow(book).to receive(:save)</text:p>
            <text:p text:style-name="P1"><text:s text:c="6"/>allow(user).to receive_message_chain(:books, :build).and_return(book)</text:p>
            <text:p text:style-name="P1"><text:s text:c="4"/>end</text:p>
            <text:p text:style-name="P1"/>
            <text:p text:style-name="P1"><text:s text:c="4"/>it "saves the book" do</text:p>
            <text:p text:style-name="P1"><text:s text:c="6"/>post :create, params: { book: params }</text:p>
            <text:p text:style-name="P1"/>
            <text:p text:style-name="P1"><text:s text:c="6"/>expect(book).to have_received(:save)</text:p>
            <text:p text:style-name="P1"><text:s text:c="4"/>end</text:p>
            <text:p text:style-name="P1"/>
            <text:p text:style-name="P1"><text:s text:c="4"/>context "when the book is succesfully saved" do</text:p>
            <text:p text:style-name="P1"><text:s text:c="6"/>before do</text:p>
            <text:p text:style-name="P1"><text:s text:c="8"/>allow(book).to receive(:save).and_return(true)</text:p>
            <text:p text:style-name="P1"/>
            <text:p text:style-name="P1"><text:s text:c="8"/>post :create, params: { book: params }</text:p>
            <text:p text:style-name="P1"><text:s text:c="6"/>end</text:p>
            <text:p text:style-name="P1"/>
            <text:p text:style-name="P1"><text:s text:c="6"/>it "redirects to the book show page" do</text:p>
            <text:p text:style-name="P1"><text:s text:c="8"/>expect(response).to redirect_to(book_path(book))</text:p>
            <text:p text:style-name="P1"><text:s text:c="6"/>end</text:p>
            <text:p text:style-name="P1"/>
            <text:p text:style-name="P1"><text:s text:c="6"/>it "redirects to the book show page" do</text:p>
            <text:p text:style-name="P1"><text:s text:c="8"/>expect(flash[:notice]).to eq("Book was succesfully created.")</text:p>
            <text:p text:style-name="P1"><text:s text:c="6"/>end</text:p>
            <text:p text:style-name="P1"><text:s text:c="4"/>end</text:p>
            <text:p text:style-name="P1"/>
            <text:p text:style-name="P1"><text:s text:c="4"/>context "when the book can't be saved" do</text:p>
            <text:p text:style-name="P1"><text:s text:c="6"/>before do </text:p>
            <text:p text:style-name="P1"><text:s text:c="8"/>allow(book).to receive(:save).and_return(false)</text:p>
            <text:p text:style-name="P1"/>
            <text:p text:style-name="P1"><text:s text:c="8"/>post :create, params: { book: params }</text:p>
            <text:p text:style-name="P1"><text:s text:c="6"/>end</text:p>
            <text:p text:style-name="P1"/>
            <text:p text:style-name="P1"><text:s text:c="6"/>it "redirects back to the new page" do</text:p>
            <text:p text:style-name="P1"><text:s text:c="8"/>expect(response).to render_template(:new)</text:p>
            <text:p text:style-name="P1"><text:s text:c="6"/>end</text:p>
            <text:p text:style-name="P1"><text:s text:c="4"/>end</text:p>
            <text:p text:style-name="P1"><text:s text:c="2"/>end</text:p>
            <text:p text:style-name="P1"/>
            <text:p text:style-name="P1"><text:s text:c="2"/>describe "PATCH #update" do</text:p>
            <text:p text:style-name="P1"><text:s text:c="4"/>let(:book) { FactoryBot.build_stubbed(:book) }</text:p>
            <text:p text:style-name="P1"/>
            <text:p text:style-name="P1"><text:s text:c="4"/>before do</text:p>
            <text:p text:style-name="P1"><text:s text:c="6"/>allow(Book).to receive(:find).and_return(book)</text:p>
            <text:p text:style-name="P1"><text:s text:c="6"/>allow(book).to receive(:update).and_return(true)</text:p>
            <text:p text:style-name="P1"><text:s text:c="4"/>end</text:p>
            <text:p text:style-name="P1"/>
            <text:p text:style-name="P1"><text:s text:c="4"/>it "updates the book" do</text:p>
            <text:p text:style-name="P1"><text:s text:c="6"/>patch :update, params: { </text:p>
            <text:p text:style-name="P1"><text:s text:c="8"/>id: book.id,</text:p>
            <text:p text:style-name="P1"><text:s text:c="8"/>book: { name: "New Name" } }</text:p>
            <text:p text:style-name="P1"/>
            <text:p text:style-name="P1"><text:s text:c="6"/>expect(book).to have_received(:update)</text:p>
            <text:p text:style-name="P1"><text:s text:c="4"/>end</text:p>
            <text:p text:style-name="P1"/>
            <text:p text:style-name="P1"><text:s text:c="4"/>context "when the update fails" do</text:p>
            <text:p text:style-name="P1"><text:s text:c="6"/>before do</text:p>
            <text:p text:style-name="P1"><text:s text:c="8"/>allow(book).to receive(:update).and_return(false)</text:p>
            <text:p text:style-name="P1"><text:s text:c="6"/>end</text:p>
            <text:p text:style-name="P1"/>
            <text:p text:style-name="P1"><text:s text:c="6"/>it "renders the edit page again" do</text:p>
            <text:p text:style-name="P1"><text:s text:c="8"/>patch :update, params: {</text:p>
            <text:p text:style-name="P1"><text:s text:c="10"/>id: book.id,</text:p>
            <text:p text:style-name="P1"><text:s text:c="10"/>book: { name: "New Name" } }</text:p>
            <text:p text:style-name="P1"/>
            <text:p text:style-name="P1"><text:s text:c="8"/>expect(response).to render_template(:edit)</text:p>
            <text:p text:style-name="P1"><text:s text:c="6"/>end</text:p>
            <text:p text:style-name="P1"><text:s text:c="4"/>end</text:p>
            <text:p text:style-name="P1"/>
            <text:p text:style-name="P1"><text:s text:c="4"/>describe "DELETE #destroy" do</text:p>
            <text:p text:style-name="P1"><text:s text:c="6"/>let(:book) { FactoryBot.build_stubbed(:book) }</text:p>
            <text:p text:style-name="P1"/>
            <text:p text:style-name="P1"><text:s text:c="6"/>before do</text:p>
            <text:p text:style-name="P1"><text:soft-page-break/><text:s text:c="8"/>allow(Book).to receive(:find).and_return(book)</text:p>
            <text:p text:style-name="P1"><text:s text:c="8"/>allow(book).to receive(:destroy)</text:p>
            <text:p text:style-name="P1"/>
            <text:p text:style-name="P1"><text:s text:c="8"/>delete :destroy, params: { id: book.id }</text:p>
            <text:p text:style-name="P1"><text:s text:c="6"/>end</text:p>
            <text:p text:style-name="P1"/>
            <text:p text:style-name="P1"><text:s text:c="6"/>it "deletes the book" do</text:p>
            <text:p text:style-name="P1"><text:s text:c="8"/>expect(book).to have_received(:destroy)</text:p>
            <text:p text:style-name="P1"><text:s text:c="6"/>end</text:p>
            <text:p text:style-name="P1"/>
            <text:p text:style-name="P1"/>
            <text:p text:style-name="P1"/>
            <text:p text:style-name="P1"><text:s text:c="6"/>it "redirects to the index page" do</text:p>
            <text:p text:style-name="P1"><text:s text:c="8"/>expect(response).to redirect_to(books_path)</text:p>
            <text:p text:style-name="P1"><text:s text:c="6"/>end</text:p>
            <text:p text:style-name="P1"><text:s text:c="4"/>end</text:p>
            <text:p text:style-name="P1"><text:s text:c="2"/>end</text:p>
            <text:p text:style-name="P1">end</text:p>
          </table:table-cell>
        </table:table-row>
      </table:table>
      <text:p text:style-name="Preformatted_20_Text"/>
      <table:table table:name="Table9" table:style-name="Table9">
        <table:table-column table:style-name="Table9.A"/>
        <table:table-row>
          <table:table-cell table:style-name="Table9.A1" office:value-type="string">
            <text:h text:style-name="Heading_20_3" text:outline-level="3"><text:bookmark-start text:name="__RefHeading___Toc127_3617685441"/># spec/models/book_spec.rb<text:bookmark-end text:name="__RefHeading___Toc127_3617685441"/></text:h>
          </table:table-cell>
        </table:table-row>
        <table:table-row>
          <table:table-cell table:style-name="Table9.A2" office:value-type="string">
            <text:p text:style-name="P1">require 'rails_helper'</text:p>
            <text:p text:style-name="P1"/>
            <text:p text:style-name="P1">RSpec.describe Book, type: :model do</text:p>
            <text:p text:style-name="P1"/>
            <text:p text:style-name="P1"><text:s text:c="2"/># associations</text:p>
            <text:p text:style-name="P1"><text:s text:c="4"/>it { is_expected.to belong_to(:user) }</text:p>
            <text:p text:style-name="P1"/>
            <text:p text:style-name="P1"><text:s text:c="2"/># column</text:p>
            <text:p text:style-name="P1"><text:s text:c="4"/>it { is_expected.to have_db_column(:name).of_type(:string) }</text:p>
            <text:p text:style-name="P1"><text:s text:c="4"/>it { is_expected.to have_db_column(:author).of_type(:string) }</text:p>
            <text:p text:style-name="P1"><text:s text:c="4"/>it { is_expected.to have_db_column(:created_at).of_type(:datetime) }</text:p>
            <text:p text:style-name="P1"><text:s text:c="4"/>it { is_expected.to have_db_column(:updated_at).of_type(:datetime) }</text:p>
            <text:p text:style-name="P1">end</text:p>
          </table:table-cell>
        </table:table-row>
      </table:table>
      <text:p text:style-name="Preformatted_20_Text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Heading_20_3" text:outline-level="3"><text:bookmark-start text:name="__RefHeading___Toc129_3617685441"/># spec/models/user_spec.rb<text:bookmark-end text:name="__RefHeading___Toc129_3617685441"/></text:h>
          </table:table-cell>
        </table:table-row>
        <table:table-row>
          <table:table-cell table:style-name="Table10.A2" office:value-type="string">
            <text:p text:style-name="P1">require 'rails_helper'</text:p>
            <text:p text:style-name="P1"/>
            <text:p text:style-name="P1">RSpec.describe User, type: :model do</text:p>
            <text:p text:style-name="P1"><text:s text:c="2"/>it { is_expected.to have_many(:books).dependent(:delete_all) }</text:p>
            <text:p text:style-name="P1">end</text:p>
          </table:table-cell>
        </table:table-row>
      </table:table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201in" loext:contextual-spacing="false"/>
      <style:text-properties style:font-name="Liberation Mono" fo:font-family="'Liberation Mono'" style:font-style-name="Bold" style:font-family-generic="modern" style:font-pitch="fixed" fo:font-size="14pt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4.0626in"/>
          <style:tab-stop style:position="4.3752in"/>
          <style:tab-stop style:position="5in" style:type="center"/>
          <style:tab-stop style:position="6.6929in" style:type="right"/>
        </style:tab-stops>
      </style:paragraph-properties>
      <style:text-properties style:font-name="Liberation Mono1" fo:font-size="10pt" officeooo:paragraph-rsid="002635ea"/>
    </style:style>
    <style:style style:name="MT1" style:family="text">
      <style:text-properties officeooo:rsid="002635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 and Cucumber example <text:tab/><text:tab/> v0.1<text:tab/><text:tab/></text:span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5:17:16.203017833</meta:creation-date>
    <dc:date>2018-07-16T10:12:19.146117166</dc:date>
    <meta:editing-duration>PT34M52S</meta:editing-duration>
    <meta:editing-cycles>16</meta:editing-cycles>
    <meta:generator>LibreOffice/6.0.3.2$Linux_X86_64 LibreOffice_project/00m0$Build-2</meta:generator>
    <meta:document-statistic meta:table-count="10" meta:image-count="0" meta:object-count="0" meta:page-count="5" meta:paragraph-count="275" meta:word-count="1060" meta:character-count="8811" meta:non-whitespace-character-count="7064"/>
  </office:meta>
</office:document-meta>
</file>